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24-03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22-10-1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4536" calcext:value-type="float">
            <text:p>113.2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20-10-2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9-09-30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8-10-2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7-10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6-10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1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200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9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8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7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7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7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6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9101</text:p>
          </table:table-cell>
          <table:table-cell office:value-type="string" calcext:value-type="string">
            <text:p>196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